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font-variant="small-caps" officeooo:rsid="000f0ce1" officeooo:paragraph-rsid="000db761" style:font-size-asian="10.5pt"/>
    </style:style>
    <style:style style:name="P2" style:family="paragraph" style:parent-style-name="Standard">
      <style:paragraph-properties fo:text-align="end" style:justify-single-word="false"/>
      <style:text-properties officeooo:rsid="000db761" officeooo:paragraph-rsid="000db761"/>
    </style:style>
    <style:style style:name="P3" style:family="paragraph" style:parent-style-name="Standard">
      <style:paragraph-properties fo:text-align="start" style:justify-single-word="false"/>
      <style:text-properties officeooo:rsid="000db761" officeooo:paragraph-rsid="000db761"/>
    </style:style>
    <style:style style:name="P4" style:family="paragraph" style:parent-style-name="Standard">
      <style:paragraph-properties fo:text-align="start" style:justify-single-word="false"/>
      <style:text-properties officeooo:rsid="000de8ac" officeooo:paragraph-rsid="000de8ac"/>
    </style:style>
    <style:style style:name="P5" style:family="paragraph" style:parent-style-name="Standard">
      <style:paragraph-properties fo:text-align="start" style:justify-single-word="false"/>
      <style:text-properties officeooo:rsid="000f6208" officeooo:paragraph-rsid="000f6208"/>
    </style:style>
    <style:style style:name="P6" style:family="paragraph" style:parent-style-name="Standard">
      <style:paragraph-properties fo:text-align="start" style:justify-single-word="false"/>
      <style:text-properties officeooo:rsid="000fe20c" officeooo:paragraph-rsid="000fe20c"/>
    </style:style>
    <style:style style:name="P7" style:family="paragraph" style:parent-style-name="Standard">
      <style:paragraph-properties fo:text-align="start" style:justify-single-word="false"/>
      <style:text-properties officeooo:rsid="00106550" officeooo:paragraph-rsid="00106550"/>
    </style:style>
    <style:style style:name="P8" style:family="paragraph" style:parent-style-name="Standard">
      <style:paragraph-properties fo:text-align="start" style:justify-single-word="false"/>
      <style:text-properties officeooo:rsid="00125ecf" officeooo:paragraph-rsid="00125ecf"/>
    </style:style>
    <style:style style:name="P9" style:family="paragraph" style:parent-style-name="Standard">
      <style:paragraph-properties fo:text-align="start" style:justify-single-word="false"/>
      <style:text-properties officeooo:rsid="00134aaf" officeooo:paragraph-rsid="00134aaf"/>
    </style:style>
    <style:style style:name="P10" style:family="paragraph" style:parent-style-name="Standard">
      <style:paragraph-properties fo:text-align="start" style:justify-single-word="false" fo:break-before="page"/>
      <style:text-properties officeooo:rsid="00106550" officeooo:paragraph-rsid="00106550"/>
    </style:style>
    <style:style style:name="P11" style:family="paragraph" style:parent-style-name="Standard">
      <style:paragraph-properties fo:text-align="start" style:justify-single-word="false"/>
      <style:text-properties style:text-position="0% 100%" officeooo:rsid="000db761" officeooo:paragraph-rsid="000db761"/>
    </style:style>
    <style:style style:name="P12" style:family="paragraph" style:parent-style-name="Standard">
      <style:paragraph-properties fo:text-align="start" style:justify-single-word="false"/>
      <style:text-properties style:text-position="0% 100%" officeooo:rsid="000de8ac" officeooo:paragraph-rsid="000de8ac"/>
    </style:style>
    <style:style style:name="P13" style:family="paragraph" style:parent-style-name="Standard">
      <style:paragraph-properties fo:text-align="start" style:justify-single-word="false"/>
      <style:text-properties style:text-position="0% 100%" officeooo:rsid="000f6208" officeooo:paragraph-rsid="000de8ac"/>
    </style:style>
    <style:style style:name="P14" style:family="paragraph" style:parent-style-name="Standard">
      <style:paragraph-properties fo:text-align="start" style:justify-single-word="false"/>
      <style:text-properties style:text-position="0% 100%" officeooo:rsid="000f6208" officeooo:paragraph-rsid="000f6208"/>
    </style:style>
    <style:style style:name="P15" style:family="paragraph" style:parent-style-name="Standard">
      <style:paragraph-properties fo:text-align="start" style:justify-single-word="false"/>
      <style:text-properties style:text-position="0% 100%" officeooo:rsid="000fe20c" officeooo:paragraph-rsid="000fe20c"/>
    </style:style>
    <style:style style:name="P16" style:family="paragraph" style:parent-style-name="Standard">
      <style:paragraph-properties fo:text-align="start" style:justify-single-word="false"/>
      <style:text-properties style:text-position="0% 100%" officeooo:rsid="00106550" officeooo:paragraph-rsid="00106550"/>
    </style:style>
    <style:style style:name="P17" style:family="paragraph" style:parent-style-name="Standard">
      <style:paragraph-properties fo:text-align="start" style:justify-single-word="false"/>
      <style:text-properties style:text-position="0% 100%" officeooo:rsid="00106550" officeooo:paragraph-rsid="00134aaf"/>
    </style:style>
    <style:style style:name="P18" style:family="paragraph" style:parent-style-name="Standard">
      <style:paragraph-properties fo:text-align="start" style:justify-single-word="false"/>
      <style:text-properties style:text-position="0% 100%" officeooo:rsid="00125ecf" officeooo:paragraph-rsid="00125ecf"/>
    </style:style>
    <style:style style:name="P19" style:family="paragraph" style:parent-style-name="Standard">
      <style:paragraph-properties fo:text-align="start" style:justify-single-word="false"/>
      <style:text-properties style:text-position="0% 100%" officeooo:rsid="00134aaf" officeooo:paragraph-rsid="00134aaf"/>
    </style:style>
    <style:style style:name="P20" style:family="paragraph" style:parent-style-name="Standard">
      <style:paragraph-properties fo:text-align="start" style:justify-single-word="false" fo:break-before="page"/>
      <style:text-properties style:text-position="0% 100%" officeooo:rsid="000de8ac" officeooo:paragraph-rsid="000de8ac"/>
    </style:style>
    <style:style style:name="P21" style:family="paragraph" style:parent-style-name="Standard">
      <style:paragraph-properties fo:text-align="start" style:justify-single-word="false" fo:break-before="page"/>
      <style:text-properties style:text-position="0% 100%" officeooo:rsid="00106550" officeooo:paragraph-rsid="00106550"/>
    </style:style>
    <style:style style:name="P22" style:family="paragraph" style:parent-style-name="Standard">
      <style:paragraph-properties fo:text-align="end" style:justify-single-word="false" fo:break-before="page"/>
      <style:text-properties style:text-position="0% 100%" officeooo:rsid="00134aaf" officeooo:paragraph-rsid="00134aaf"/>
    </style:style>
    <style:style style:name="T1" style:family="text">
      <style:text-properties fo:text-transform="lowercase"/>
    </style:style>
    <style:style style:name="T2" style:family="text">
      <style:text-properties fo:text-transform="lowercase" officeooo:rsid="001c3060"/>
    </style:style>
    <style:style style:name="T3" style:family="text">
      <style:text-properties fo:text-transform="lowercase" officeooo:rsid="000db761"/>
    </style:style>
    <style:style style:name="T4" style:family="text">
      <style:text-properties officeooo:rsid="000db761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0f6208"/>
    </style:style>
    <style:style style:name="T7" style:family="text">
      <style:text-properties style:text-position="super 58%" officeooo:rsid="00106550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0f6208"/>
    </style:style>
    <style:style style:name="T10" style:family="text">
      <style:text-properties style:text-position="0% 100%" officeooo:rsid="000fe20c"/>
    </style:style>
    <style:style style:name="T11" style:family="text">
      <style:text-properties style:text-position="0% 100%" officeooo:rsid="00106550"/>
    </style:style>
    <style:style style:name="T12" style:family="text">
      <style:text-properties style:text-position="0% 100%" officeooo:rsid="0013d170"/>
    </style:style>
    <style:style style:name="T13" style:family="text">
      <style:text-properties style:text-position="sub 58%"/>
    </style:style>
    <style:style style:name="T14" style:family="text">
      <style:text-properties style:text-position="sub 58%" officeooo:rsid="000f6208"/>
    </style:style>
    <style:style style:name="T15" style:family="text">
      <style:text-properties style:text-position="sub 58%" officeooo:rsid="001065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11</text:p>
      <text:p text:style-name="P3">Année 1766</text:p>
      <text:p text:style-name="P3"/>
      <text:p text:style-name="P3">1<text:span text:style-name="T5">er</text:span><text:span text:style-name="T8">.<text:line-break/><text:line-break/>7 dégrés de froi</text:span><text:span text:style-name="T12">d</text:span><text:span text:style-name="T8"> à 8 h. du matin 6 à 9 h.<text:line-break/>Le feu à une cheminé chés M. de Malleloy<text:line-break/>à midi.</text:span></text:p>
      <text:p text:style-name="P11">La Princesse Christine passe venant<text:line-break/>de Remiremont et va à Versailles.</text:p>
      <text:p text:style-name="P11"/>
      <text:p text:style-name="P3"><text:span text:style-name="T8">2<text:line-break/><text:line-break/>7 dèg. De froid à 8 h</text:span><text:span text:style-name="T5">1</text:span><text:span text:style-name="T8">/</text:span><text:span text:style-name="T13">2</text:span><text:span text:style-name="T8"> du matin</text:span></text:p>
      <text:p text:style-name="P11"/>
      <text:p text:style-name="P11">3<text:line-break/><text:line-break/>Id.</text:p>
      <text:p text:style-name="P4"><text:span text:style-name="T8">on me mande de Versailles le 30 X</text:span><text:span text:style-name="T5">bre</text:span><text:span text:style-name="T8">.<text:line-break/>Le Roy va demain à Choisy, il n'y aura point<text:line-break/>pas conséquent après demain de procession de<text:line-break/>cordons bleus. Il n'y aura point non plus de<text:line-break/>révérence.</text:span></text:p>
      <text:p text:style-name="P12">Et de Lunèville qu'hier matin on a célébré<text:line-break/>à la Paroisse un Service pour M. le Dauphin.<text:line-break/>L'après midi le Conseil a commencé à D'assemblée.</text:p>
      <text:p text:style-name="P12">Les Glacieres de Nancy remplies hier et<text:line-break/>aujourdhui. La glase à 8 et 12 po. D'epaisseur.</text:p>
      <text:p text:style-name="P12"/>
      <text:p text:style-name="P4"><text:span text:style-name="T8">6<text:line-break/><text:line-break/>6 dég </text:span><text:span text:style-name="T5">1</text:span><text:span text:style-name="T8">/</text:span><text:span text:style-name="T13">2</text:span><text:span text:style-name="T8">. de froid à 8 h. du matin.</text:span></text:p>
      <text:p text:style-name="P12"/>
      <text:p text:style-name="P4"><text:span text:style-name="T8">7<text:line-break/><text:line-break/>7 dég </text:span><text:span text:style-name="T5">1</text:span><text:span text:style-name="T8">/</text:span><text:span text:style-name="T13">2</text:span><text:span text:style-name="T8">. de froid à 8 h. du matin. 4 à<text:line-break/>2 h. après midi.</text:span></text:p>
      <text:p text:style-name="P12">Le feu a pris cet après midi dans le cabinet<text:line-break/>de jour de Mad. l'Intendante. Il a été aussitôt<text:line-break/>éteint.</text:p>
      <text:p text:style-name="P20">7<text:line-break/><text:line-break/>On a pendu aujourdhui une vielle femme<text:line-break/>qui voloit depuis lontemps dans les Eglises<text:line-break/>à S. Nicolas et ailleurs. Le Cordon a séparé<text:line-break/>sa tête de Son corps ; ils ont tombé en<text:line-break/>meme tems.</text:p>
      <text:p text:style-name="P12"/>
      <text:p text:style-name="P4"><text:span text:style-name="T8">8<text:line-break/><text:line-break/>à onze heures du soir hier 8 dég </text:span><text:span text:style-name="T5">1</text:span><text:span text:style-name="T8">/</text:span><text:span text:style-name="T13">2</text:span><text:span text:style-name="T8"> de<text:line-break/>froid. Aujourdhui à 4 h. du matin<text:line-break/>7 dég. À 9 h. 5 à midi 4, et à<text:line-break/>3 h. du soir <text:s/></text:span><text:span text:style-name="T9">3 </text:span><text:span text:style-name="T6">1</text:span><text:span text:style-name="T9">/</text:span><text:span text:style-name="T14">2</text:span><text:span text:style-name="T9">.</text:span></text:p>
      <text:p text:style-name="P13"/>
      <text:p text:style-name="P14">9<text:line-break/><text:line-break/>Le vent est revenu au nord-est pendant la<text:line-break/>nuit, et il y avoit 9 dégrés de froid à<text:line-break/>7 h. du matin 7 dég. À 9. h. Il avoir<text:line-break/>hier tombé dela neige.</text:p>
      <text:p text:style-name="P5"><text:span text:style-name="T8">Assemblée publique de l'academie o ù etoient<text:line-break/>M</text:span><text:span text:style-name="T5">rs </text:span><text:span text:style-name="T8">; Du Rouvrois direct. De Sivry Soudirect.<text:line-break/>De Solignac Sec</text:span><text:span text:style-name="T5">re</text:span><text:span text:style-name="T8">. Thibault, de Tervenus, <text:line-break/>P. Leslie, P. husson, abbé Gautier, andré<text:line-break/>Bagard, Coster, harmant, </text:span><text:span text:style-name="T10">Durival l'ainé.<text:line-break/>M. le P. President à ouvert sa Séance par<text:line-break/>un discours qui renferme un Eloge funebre<text:line-break/>de M. le Dauphin. Ensuite il a rendu<text:line-break/>compte dela disposition des deux prix<text:line-break/>qui ont été données. M. de Tervenus à <text:line-break/>lû l'Eloge de Dom Remy Cellier. Après<text:line-break/>la Seance M. du Rouvrois a été continué<text:line-break/>Directeur par acclamation.</text:span></text:p>
      <text:p text:style-name="P6"><text:span text:style-name="T8">Signé un acte touchant les 3000</text:span><text:span text:style-name="T5">#</text:span><text:span text:style-name="T8"> de fonds de l'Ecole<text:line-break/>des filles de Bonsecours, prété à M. de Marcol, Cons</text:span><text:span text:style-name="T5">r</text:span><text:span text:style-name="T8">.</text:span></text:p>
      <text:p text:style-name="P15"/>
      <text:p text:style-name="P21">Ensuite du consentement de l'hotel deville<text:line-break/>l'ordre des avocats aiant obtenu pour<text:line-break/>sa Bibliotéque et tenir les assemblées des<text:line-break/>conférences le dessus de la voute du passage<text:line-break/>qui va dela carriere au rempart près du<text:line-break/>Palais ; les grains du magasin d'abondance<text:line-break/>qui y etoient ont été transportés ces jours<text:line-break/>derniers dans la Salle des Cerfs,où etoit<text:line-break/>cyd. La Bibliotéque, avec partie de ceux de<text:line-break/>la Monnoye.</text:p>
      <text:p text:style-name="P16"/>
      <text:p text:style-name="P7"><text:span text:style-name="T8">10 froid 10 deg. </text:span><text:span text:style-name="T5">3</text:span><text:span text:style-name="T8">/</text:span><text:span text:style-name="T13">4</text:span><text:span text:style-name="T8"> à 7 heures du matin.<text:line-break/>1À dég. À 9 h.</text:span></text:p>
      <text:p text:style-name="P16"/>
      <text:p text:style-name="P7"><text:span text:style-name="T8">11<text:line-break/><text:line-break/>aujoudhui à 8 h. du matin 8 dég. </text:span><text:span text:style-name="T5">1</text:span><text:span text:style-name="T8">/</text:span><text:span text:style-name="T13">2</text:span></text:p>
      <text:p text:style-name="P16">Service que sont célébrer les PP. Benedictins<text:line-break/>au monastere du S. Sacrement, pour<text:line-break/>M. le Dauphin. Le 8 ils en avoient<text:line-break/>fait un dans leur Eglise de S. Leopold.</text:p>
      <text:p text:style-name="P16">Le Théatre se rouvre aujourdhui, avec la<text:line-break/>permission du Roy, et le S. Aufresne jouë<text:line-break/>dans Mithridate</text:p>
      <text:p text:style-name="P16"/>
      <text:p text:style-name="P16">15<text:line-break/><text:line-break/>Dégel.</text:p>
      <text:p text:style-name="P16"/>
      <text:p text:style-name="P7"><text:span text:style-name="T8">16<text:line-break/><text:line-break/>Le froid reprend 6 dég </text:span><text:span text:style-name="T5">1</text:span><text:span text:style-name="T8">/</text:span><text:span text:style-name="T13">2</text:span><text:span text:style-name="T8"> à 7 h. du mat.</text:span></text:p>
      <text:p text:style-name="P16">assemblée partic. Del'academie.</text:p>
      <text:p text:style-name="P16"/>
      <text:p text:style-name="P7"><text:span text:style-name="T8">17<text:line-break/><text:line-break/>8 dég. De froid. Le Roi de Pol. a écrit à<text:line-break/>M. le Card</text:span><text:span text:style-name="T5">l</text:span><text:span text:style-name="T8">. De Choiseul, pour faire célébrer<text:line-break/>à la Primatiale un Service pour M. le Dauphin.</text:span></text:p>
      <text:p text:style-name="P10"><text:span text:style-name="T8">18<text:line-break/><text:line-break/>froid 8 dég. </text:span><text:span text:style-name="T5">3</text:span><text:span text:style-name="T8">/</text:span><text:span text:style-name="T13">4</text:span></text:p>
      <text:p text:style-name="P7"><text:span text:style-name="T8">Les officiers du reg</text:span><text:span text:style-name="T5">t</text:span><text:span text:style-name="T8">. du Roy ont fait célébrer<text:line-break/>ce matin aux Jardins avec beaucoup de<text:line-break/>solennité <text:s/>et de décorations un service pour<text:line-break/>M. le Dauphin. L'abbé de S. Mihiel part pour Paris.</text:span></text:p>
      <text:p text:style-name="P16"/>
      <text:p text:style-name="P16">19<text:line-break/><text:line-break/>froid 6. dég.</text:p>
      <text:p text:style-name="P16"/>
      <text:p text:style-name="P7"><text:span text:style-name="T8">20<text:line-break/><text:line-break/>3 dég </text:span><text:span text:style-name="T5">1</text:span><text:span text:style-name="T8">/</text:span><text:span text:style-name="T13">2</text:span><text:span text:style-name="T8"> de froid</text:span></text:p>
      <text:p text:style-name="P16"/>
      <text:p text:style-name="P16">22<text:line-break/><text:line-break/>on fait des service pour M. le Dauphin,<text:line-break/>dans les Sept paroisses de Nancy.</text:p>
      <text:p text:style-name="P16"/>
      <text:p text:style-name="P8"><text:span text:style-name="T8">27<text:line-break/><text:line-break/>on adresse à la Cour de f</text:span><text:span text:style-name="T5">rce</text:span><text:span text:style-name="T8">. et à la Ch. des<text:line-break/>C. des Lettres de cachet, pour se trouver<text:line-break/>le 3 fevrier au Service de la Primatiale</text:span></text:p>
      <text:p text:style-name="P18">Dom de Lisle abbé de S. Leopold<text:line-break/>mort le </text:p>
      <text:p text:style-name="P9"><text:span text:style-name="T8">Je prens possession avec le S. Poirson n</text:span><text:span text:style-name="T5">re</text:span><text:span text:style-name="T8">. Des terres<text:line-break/>que j'ai acheté dela v</text:span><text:span text:style-name="T5">e</text:span><text:span text:style-name="T8"> Gauvin à heillecourt</text:span></text:p>
      <text:p text:style-name="P19"/>
      <text:p text:style-name="P19">28<text:line-break/><text:line-break/>Il y a eu aujourdhui matin a la cour<text:line-break/>souveraine audience extra ordinaire<text:line-break/>sur l'affaire des fabriques de Nancy.<text:line-break/>au lieu d'enregistrer l'arrêt du Conseil<text:line-break/>et les Lettres patentes on a rendu un<text:line-break/>grand arrêt.</text:p>
      <text:p text:style-name="P19"/>
      <text:p text:style-name="P19">29<text:line-break/><text:line-break/>assemblée particuliere del'academie où</text:p>
      <text:p text:style-name="P22">113</text:p>
      <text:p text:style-name="P9"><text:span text:style-name="T8">etoient M</text:span><text:span text:style-name="T5">rs</text:span><text:span text:style-name="T8"> de Sivry, le P. Leslie, Coster, abbé<text:line-break/>de Tervenus, Bagard, Durival l'ainé. On<text:line-break/>y a lu des vers de M. de Sozzi au Roy Sur le<text:line-break/>tort que le long deuil fait aux ouvriers de Lyon.<text:line-break/>On a agité si l'academie demanderoit un<text:line-break/>rang à la Primatiale, le jour du Service de<text:line-break/>M. le Dauphin.</text:span></text:p>
      <text:p text:style-name="P19">L'hotel-de ville de Luneville fait célébrer<text:line-break/>dans l’Église paroissiale un Service pour M.<text:line-break/>le Dauphin.</text:p>
      <text:p text:style-name="P19">Le Barométre au plus haut possible.<text:line-break/>3 dég. De froit le matin.</text:p>
      <text:p text:style-name="P9"><text:span text:style-name="T8">La livre de pain augmentée d'un denier</text:span><text:span text:style-name="T11"> </text:span><text:span text:style-name="T7">1</text:span><text:span text:style-name="T11">/</text:span><text:span text:style-name="T15">2</text:span><text:span text:style-name="T11">.</text:span></text:p>
      <text:p text:style-name="P17"/>
      <text:p text:style-name="P9"><text:span text:style-name="T11">3</text:span><text:span text:style-name="T8">1<text:line-break/><text:line-break/>Un huissier dela Cour s</text:span><text:span text:style-name="T5">ne</text:span><text:span text:style-name="T8">. En robbe vient<text:line-break/>m'avertir pour l'hotel de ville d'assister lundi<text:line-break/>au Service de la Primatiale à 10 h. du matin.</text:span></text:p>
      <text:p text:style-name="P19">Mon fere Jean, qui a été for mal des<text:line-break/>hemorroïdes et saigné 5 fois en un jour<text:line-break/>m'ecrit d'hier qu'il est mieu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variant="small-caps" officeooo:rsid="000f0ce1" officeooo:paragraph-rsid="000db761" style:font-size-asian="10.5pt"/>
    </style:style>
    <style:style style:name="MT1" style:family="text">
      <style:text-properties fo:text-transform="lowercase"/>
    </style:style>
    <style:style style:name="MT2" style:family="text">
      <style:text-properties fo:text-transform="lowercase" officeooo:rsid="001c3060"/>
    </style:style>
    <style:style style:name="MT3" style:family="text">
      <style:text-properties fo:text-transform="lowercase" officeooo:rsid="000db761"/>
    </style:style>
    <style:style style:name="MT4" style:family="text">
      <style:text-properties officeooo:rsid="000db76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urs<text:tab/><text:span text:style-name="MT1">mois d</text:span><text:span text:style-name="MT2">e </text:span><text:span text:style-name="MT3">Janvier</text:span><text:tab/>176<text:span text:style-name="MT4">6</text:span></text:p>
        <text:p text:style-name="MP1">du moi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3:34:12.086695000</meta:creation-date>
    <dc:date>2016-01-22T14:39:08.669805000</dc:date>
    <meta:editing-duration>PT3H2M30S</meta:editing-duration>
    <meta:editing-cycles>4</meta:editing-cycles>
    <meta:generator>LibreOffice/5.0.4.2$MacOSX_X86_64 LibreOffice_project/2b9802c1994aa0b7dc6079e128979269cf95bc78</meta:generator>
    <meta:document-statistic meta:table-count="0" meta:image-count="0" meta:object-count="0" meta:page-count="5" meta:paragraph-count="45" meta:word-count="881" meta:character-count="4481" meta:non-whitespace-character-count="3620"/>
  </office:meta>
</office:document-meta>
</file>